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9C000000BD990A878E8A352980.png" manifest:media-type="image/png"/>
  <manifest:file-entry manifest:full-path="Pictures/10000000000000BF00000080B783B22287EA029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 fo:min-height="6.862cm" fo:min-width="13.72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26cm" svg:stroke-color="#000000" draw:stroke-linejoin="round" draw:fill="solid" draw:fill-color="#92d050" draw:textarea-vertical-align="top" draw:auto-grow-height="false" draw:fit-to-size="false" style:shrink-to-fit="false" fo:min-height="2.46cm" fo:min-width="1.545cm" fo:padding-top="0.127cm" fo:padding-bottom="0.127cm" fo:padding-left="0.254cm" fo:padding-right="0.254cm" fo:wrap-option="wrap"/>
    </style:style>
    <style:style style:name="gr6" style:family="graphic" style:parent-style-name="standard" style:list-style-name="L2">
      <style:graphic-properties draw:stroke="solid" svg:stroke-width="0.026cm" svg:stroke-color="#000000" draw:stroke-linejoin="round" draw:fill="solid" draw:fill-color="#92d050" draw:textarea-vertical-align="top" draw:auto-grow-height="false" draw:fit-to-size="false" style:shrink-to-fit="false" fo:min-height="2.46cm" fo:min-width="3.348cm" fo:padding-top="0.127cm" fo:padding-bottom="0.127cm" fo:padding-left="0.254cm" fo:padding-right="0.254cm" fo:wrap-option="wrap"/>
    </style:style>
    <style:style style:name="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ffe5ca" draw:textarea-horizontal-align="justify" draw:textarea-vertical-align="middle" draw:auto-grow-height="false" fo:min-height="0.766cm" fo:min-width="3.31cm"/>
    </style:style>
    <style:style style:name="gr10" style:family="graphic" style:parent-style-name="standard">
      <style:graphic-properties draw:fill="solid" draw:fill-color="#e0efd4" draw:textarea-horizontal-align="justify" draw:textarea-vertical-align="middle" draw:auto-grow-height="false" fo:min-height="0.766cm" fo:min-width="3.31cm"/>
    </style:style>
    <style:style style:name="gr11" style:family="graphic" style:parent-style-name="objectwithoutfill">
      <style:graphic-properties draw:marker-end="Arrow" draw:marker-end-width="0.3cm" draw:fill="none" draw:textarea-vertical-align="bottom"/>
    </style:style>
    <style:style style:name="pr1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solid" draw:fill-color="#92d050"/>
      <style:paragraph-properties fo:margin-left="0cm" fo:margin-right="0cm" fo:margin-top="0.17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solid" draw:fill-color="#ffe5ca"/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="solid" draw:fill-color="#e0efd4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g>
          <draw:custom-shape draw:style-name="gr1" draw:text-style-name="P1" draw:layer="layout" svg:width="14.224cm" svg:height="7.112cm" svg:x="7.112cm" svg:y="4.064cm">
            <text:p text:style-name="P1">The Machine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952cm" svg:y1="3.302cm" svg:x2="9.952cm" svg:y2="4.064cm">
            <text:p/>
          </draw:line>
          <draw:line draw:style-name="gr2" draw:text-style-name="P2" draw:layer="layout" svg:x1="11.532cm" svg:y1="3.302cm" svg:x2="11.532cm" svg:y2="4.064cm">
            <text:p/>
          </draw:line>
          <draw:line draw:style-name="gr2" draw:text-style-name="P2" draw:layer="layout" svg:x1="13.113cm" svg:y1="3.302cm" svg:x2="13.113cm" svg:y2="4.064cm">
            <text:p/>
          </draw:line>
          <draw:line draw:style-name="gr2" draw:text-style-name="P2" draw:layer="layout" svg:x1="14.693cm" svg:y1="3.302cm" svg:x2="14.693cm" svg:y2="4.064cm">
            <text:p/>
          </draw:line>
          <draw:line draw:style-name="gr2" draw:text-style-name="P2" draw:layer="layout" svg:x1="16.274cm" svg:y1="3.302cm" svg:x2="16.274cm" svg:y2="4.064cm">
            <text:p/>
          </draw:line>
          <draw:line draw:style-name="gr2" draw:text-style-name="P2" draw:layer="layout" svg:x1="17.852cm" svg:y1="3.302cm" svg:x2="17.852cm" svg:y2="4.064cm">
            <text:p/>
          </draw:line>
          <draw:frame draw:style-name="gr3" draw:text-style-name="P3" draw:layer="layout" svg:width="1.306cm" svg:height="0.725cm" svg:x="9.293cm" svg:y="2.654cm">
            <draw:text-box>
              <text:p><text:span text:style-name="T1">E2B</text:span></text:p>
            </draw:text-box>
          </draw:frame>
          <draw:frame draw:style-name="gr3" draw:text-style-name="P3" draw:layer="layout" svg:width="1.306cm" svg:height="0.725cm" svg:x="10.893cm" svg:y="2.655cm">
            <draw:text-box>
              <text:p><text:span text:style-name="T1">B2B</text:span></text:p>
            </draw:text-box>
          </draw:frame>
          <draw:frame draw:style-name="gr3" draw:text-style-name="P3" draw:layer="layout" svg:width="1.306cm" svg:height="0.725cm" svg:x="9.293cm" svg:y="2.655cm">
            <draw:text-box>
              <text:p><text:span text:style-name="T1">E2B</text:span></text:p>
            </draw:text-box>
          </draw:frame>
          <draw:frame draw:style-name="gr3" draw:text-style-name="P3" draw:layer="layout" svg:width="1.328cm" svg:height="0.725cm" svg:x="12.458cm" svg:y="2.655cm">
            <draw:text-box>
              <text:p><text:span text:style-name="T1">C2B</text:span></text:p>
            </draw:text-box>
          </draw:frame>
          <draw:frame draw:style-name="gr3" draw:text-style-name="P3" draw:layer="layout" svg:width="1.349cm" svg:height="0.725cm" svg:x="14.028cm" svg:y="2.655cm">
            <draw:text-box>
              <text:p><text:span text:style-name="T1">C2C</text:span></text:p>
            </draw:text-box>
          </draw:frame>
          <draw:frame draw:style-name="gr3" draw:text-style-name="P3" draw:layer="layout" svg:width="1.306cm" svg:height="0.725cm" svg:x="15.628cm" svg:y="2.595cm">
            <draw:text-box>
              <text:p><text:span text:style-name="T1">E2E</text:span></text:p>
            </draw:text-box>
          </draw:frame>
          <draw:frame draw:style-name="gr3" draw:text-style-name="P3" draw:layer="layout" svg:width="1.069cm" svg:height="0.725cm" svg:x="17.193cm" svg:y="2.596cm">
            <draw:text-box>
              <text:p><text:span text:style-name="T1">etc</text:span></text:p>
            </draw:text-box>
          </draw:frame>
        </draw:g>
        <draw:frame draw:style-name="gr3" draw:text-style-name="P3" draw:layer="layout" svg:width="8.744cm" svg:height="0.725cm" svg:x="2.286cm" svg:y="13.716cm">
          <draw:text-box>
            <text:p><text:span text:style-name="T1">E = Employee, B = Business, C = Customer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draw:style-name="gr3" draw:text-style-name="P3" draw:layer="layout" svg:width="8.744cm" svg:height="0.725cm" svg:x="2.286cm" svg:y="13.716cm">
          <draw:text-box>
            <text:p><text:span text:style-name="T1">E = Employee, B = Business, C = Customer</text:span></text:p>
          </draw:text-box>
        </draw:frame>
        <draw:g>
          <draw:custom-shape draw:style-name="gr1" draw:text-style-name="P1" draw:layer="layout" svg:width="14.224cm" svg:height="7.112cm" svg:x="7.112cm" svg:y="4.064cm">
            <text:p text:style-name="P1">The Machine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952cm" svg:y1="3.302cm" svg:x2="9.952cm" svg:y2="4.064cm">
            <text:p/>
          </draw:line>
          <draw:line draw:style-name="gr2" draw:text-style-name="P2" draw:layer="layout" svg:x1="11.532cm" svg:y1="3.302cm" svg:x2="11.532cm" svg:y2="4.064cm">
            <text:p/>
          </draw:line>
          <draw:line draw:style-name="gr2" draw:text-style-name="P2" draw:layer="layout" svg:x1="13.113cm" svg:y1="3.302cm" svg:x2="13.113cm" svg:y2="4.064cm">
            <text:p/>
          </draw:line>
          <draw:line draw:style-name="gr2" draw:text-style-name="P2" draw:layer="layout" svg:x1="14.693cm" svg:y1="3.302cm" svg:x2="14.693cm" svg:y2="4.064cm">
            <text:p/>
          </draw:line>
          <draw:line draw:style-name="gr2" draw:text-style-name="P2" draw:layer="layout" svg:x1="16.274cm" svg:y1="3.302cm" svg:x2="16.274cm" svg:y2="4.064cm">
            <text:p/>
          </draw:line>
          <draw:line draw:style-name="gr2" draw:text-style-name="P2" draw:layer="layout" svg:x1="17.852cm" svg:y1="3.302cm" svg:x2="17.852cm" svg:y2="4.064cm">
            <text:p/>
          </draw:line>
          <draw:frame draw:style-name="gr3" draw:text-style-name="P3" draw:layer="layout" svg:width="1.306cm" svg:height="0.725cm" svg:x="9.293cm" svg:y="2.654cm">
            <draw:text-box>
              <text:p><text:span text:style-name="T1">E2B</text:span></text:p>
            </draw:text-box>
          </draw:frame>
          <draw:frame draw:style-name="gr3" draw:text-style-name="P3" draw:layer="layout" svg:width="1.306cm" svg:height="0.725cm" svg:x="10.893cm" svg:y="2.655cm">
            <draw:text-box>
              <text:p><text:span text:style-name="T1">B2B</text:span></text:p>
            </draw:text-box>
          </draw:frame>
          <draw:frame draw:style-name="gr3" draw:text-style-name="P3" draw:layer="layout" svg:width="1.306cm" svg:height="0.725cm" svg:x="9.293cm" svg:y="2.655cm">
            <draw:text-box>
              <text:p><text:span text:style-name="T1">E2B</text:span></text:p>
            </draw:text-box>
          </draw:frame>
          <draw:frame draw:style-name="gr3" draw:text-style-name="P3" draw:layer="layout" svg:width="1.328cm" svg:height="0.725cm" svg:x="12.458cm" svg:y="2.655cm">
            <draw:text-box>
              <text:p><text:span text:style-name="T1">C2B</text:span></text:p>
            </draw:text-box>
          </draw:frame>
          <draw:frame draw:style-name="gr3" draw:text-style-name="P3" draw:layer="layout" svg:width="1.349cm" svg:height="0.725cm" svg:x="14.028cm" svg:y="2.655cm">
            <draw:text-box>
              <text:p><text:span text:style-name="T1">C2C</text:span></text:p>
            </draw:text-box>
          </draw:frame>
          <draw:frame draw:style-name="gr3" draw:text-style-name="P3" draw:layer="layout" svg:width="1.306cm" svg:height="0.725cm" svg:x="15.628cm" svg:y="2.595cm">
            <draw:text-box>
              <text:p><text:span text:style-name="T1">E2E</text:span></text:p>
            </draw:text-box>
          </draw:frame>
          <draw:frame draw:style-name="gr3" draw:text-style-name="P3" draw:layer="layout" svg:width="1.069cm" svg:height="0.725cm" svg:x="17.193cm" svg:y="2.596cm">
            <draw:text-box>
              <text:p><text:span text:style-name="T1">etc</text:span></text:p>
            </draw:text-box>
          </draw:frame>
          <draw:custom-shape draw:name="Rechteck 73" draw:style-name="gr5" draw:text-style-name="P6" draw:layer="layout" svg:width="2.052cm" svg:height="2.713cm" svg:x="11.34cm" svg:y="6.034cm">
            <text:p text:style-name="P5"><text:span text:style-name="T2">Occa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4" draw:style-name="gr6" draw:text-style-name="P6" draw:layer="layout" svg:width="3.855cm" svg:height="2.713cm" svg:x="13.394cm" svg:y="6.034cm">
            <text:p text:style-name="P5"><text:span text:style-name="T2">Business Objec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76" draw:style-name="gr7" draw:text-style-name="P7" draw:layer="layout" svg:width="1.49cm" svg:height="0.999cm" svg:x="14.549cm" svg:y="7.134cm">
            <draw:image xlink:href="Pictures/10000000000000BF00000080B783B22287EA029A.png" xlink:type="simple" xlink:show="embed" xlink:actuate="onLoad">
              <text:p/>
            </draw:image>
          </draw:frame>
          <draw:frame draw:name="Picture 4" draw:style-name="gr8" draw:text-style-name="P7" draw:layer="layout" svg:width="1.199cm" svg:height="1.456cm" svg:x="11.749cm" svg:y="6.904cm">
            <draw:image xlink:href="Pictures/100000000000009C000000BD990A878E8A352980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draw:style-name="gr3" draw:text-style-name="P3" draw:layer="layout" svg:width="8.744cm" svg:height="0.725cm" svg:x="2.286cm" svg:y="13.716cm">
          <draw:text-box>
            <text:p><text:span text:style-name="T1">E = Employee, B = Business, C = Customer</text:span></text:p>
          </draw:text-box>
        </draw:frame>
        <draw:g>
          <draw:custom-shape draw:style-name="gr1" draw:text-style-name="P1" draw:layer="layout" svg:width="14.224cm" svg:height="7.112cm" svg:x="7.112cm" svg:y="4.064cm">
            <text:p text:style-name="P1">The Machine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952cm" svg:y1="3.302cm" svg:x2="9.952cm" svg:y2="4.064cm">
            <text:p/>
          </draw:line>
          <draw:line draw:style-name="gr2" draw:text-style-name="P2" draw:layer="layout" svg:x1="11.532cm" svg:y1="3.302cm" svg:x2="11.532cm" svg:y2="4.064cm">
            <text:p/>
          </draw:line>
          <draw:line draw:style-name="gr2" draw:text-style-name="P2" draw:layer="layout" svg:x1="13.113cm" svg:y1="3.302cm" svg:x2="13.113cm" svg:y2="4.064cm">
            <text:p/>
          </draw:line>
          <draw:line draw:style-name="gr2" draw:text-style-name="P2" draw:layer="layout" svg:x1="14.693cm" svg:y1="3.302cm" svg:x2="14.693cm" svg:y2="4.064cm">
            <text:p/>
          </draw:line>
          <draw:line draw:style-name="gr2" draw:text-style-name="P2" draw:layer="layout" svg:x1="16.274cm" svg:y1="3.302cm" svg:x2="16.274cm" svg:y2="4.064cm">
            <text:p/>
          </draw:line>
          <draw:line draw:style-name="gr2" draw:text-style-name="P2" draw:layer="layout" svg:x1="17.852cm" svg:y1="3.302cm" svg:x2="17.852cm" svg:y2="4.064cm">
            <text:p/>
          </draw:line>
          <draw:frame draw:style-name="gr3" draw:text-style-name="P3" draw:layer="layout" svg:width="1.306cm" svg:height="0.725cm" svg:x="9.293cm" svg:y="2.654cm">
            <draw:text-box>
              <text:p><text:span text:style-name="T1">E2B</text:span></text:p>
            </draw:text-box>
          </draw:frame>
          <draw:frame draw:style-name="gr3" draw:text-style-name="P3" draw:layer="layout" svg:width="1.306cm" svg:height="0.725cm" svg:x="10.893cm" svg:y="2.655cm">
            <draw:text-box>
              <text:p><text:span text:style-name="T1">B2B</text:span></text:p>
            </draw:text-box>
          </draw:frame>
          <draw:frame draw:style-name="gr3" draw:text-style-name="P3" draw:layer="layout" svg:width="1.306cm" svg:height="0.725cm" svg:x="9.293cm" svg:y="2.655cm">
            <draw:text-box>
              <text:p><text:span text:style-name="T1">E2B</text:span></text:p>
            </draw:text-box>
          </draw:frame>
          <draw:frame draw:style-name="gr3" draw:text-style-name="P3" draw:layer="layout" svg:width="1.328cm" svg:height="0.725cm" svg:x="12.458cm" svg:y="2.655cm">
            <draw:text-box>
              <text:p><text:span text:style-name="T1">C2B</text:span></text:p>
            </draw:text-box>
          </draw:frame>
          <draw:frame draw:style-name="gr3" draw:text-style-name="P3" draw:layer="layout" svg:width="1.349cm" svg:height="0.725cm" svg:x="14.028cm" svg:y="2.655cm">
            <draw:text-box>
              <text:p><text:span text:style-name="T1">C2C</text:span></text:p>
            </draw:text-box>
          </draw:frame>
          <draw:frame draw:style-name="gr3" draw:text-style-name="P3" draw:layer="layout" svg:width="1.306cm" svg:height="0.725cm" svg:x="15.628cm" svg:y="2.595cm">
            <draw:text-box>
              <text:p><text:span text:style-name="T1">E2E</text:span></text:p>
            </draw:text-box>
          </draw:frame>
          <draw:frame draw:style-name="gr3" draw:text-style-name="P3" draw:layer="layout" svg:width="1.069cm" svg:height="0.725cm" svg:x="17.193cm" svg:y="2.596cm">
            <draw:text-box>
              <text:p><text:span text:style-name="T1">etc</text:span></text:p>
            </draw:text-box>
          </draw:frame>
          <draw:custom-shape draw:style-name="gr9" draw:text-style-name="P9" xml:id="id1" draw:id="id1" draw:layer="layout" svg:width="3.81cm" svg:height="1.016cm" svg:x="7.582cm" svg:y="5.334cm">
            <text:p text:style-name="P8">Input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3" draw:id="id3" draw:layer="layout" svg:width="3.81cm" svg:height="1.016cm" svg:x="17.156cm" svg:y="5.334cm">
            <text:p text:style-name="P8">Out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xml:id="id2" draw:id="id2" draw:layer="layout" svg:width="3.81cm" svg:height="1.016cm" svg:x="12.346cm" svg:y="6.604cm">
            <text:p text:style-name="P8">Processing</text:p>
            <draw:enhanced-geometry svg:viewBox="0 0 21600 21600" draw:type="rectangle" draw:enhanced-path="M 0 0 L 21600 0 21600 21600 0 21600 0 0 Z N"/>
          </draw:custom-shape>
          <draw:connector draw:style-name="gr11" draw:text-style-name="P2" draw:layer="layout" draw:type="lines" svg:x1="11.392cm" svg:y1="5.842cm" svg:x2="12.346cm" svg:y2="7.112cm" draw:start-shape="id1" draw:start-glue-point="1" draw:end-shape="id2" draw:end-glue-point="3" svg:d="M11392 5842h501l-48 1270h501" svg:viewBox="0 0 955 1271">
            <text:p/>
          </draw:connector>
          <draw:connector draw:style-name="gr11" draw:text-style-name="P2" draw:layer="layout" draw:type="lines" svg:x1="16.156cm" svg:y1="7.112cm" svg:x2="17.156cm" svg:y2="5.842cm" draw:start-shape="id2" draw:start-glue-point="1" draw:end-shape="id3" draw:end-glue-point="3" svg:d="M16156 7112h501l-2-1270h501" svg:viewBox="0 0 1001 1271">
            <text:p/>
          </draw:connector>
        </draw:g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0:33:55.332669156</meta:creation-date>
    <meta:editing-duration>PT33M6S</meta:editing-duration>
    <meta:editing-cycles>20</meta:editing-cycles>
    <meta:generator>LibreOffice/5.4.4.2$MacOSX_X86_64 LibreOffice_project/2524958677847fb3bb44820e40380acbe820f960</meta:generator>
    <dc:title>DNA</dc:title>
    <dc:date>2018-03-08T09:56:36.817217048</dc:date>
    <dc:creator>Peter Kaufmann</dc:creator>
    <meta:document-statistic meta:object-count="84"/>
  </office:meta>
</office:document-meta>
</file>